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office:value-type="float" office:value="0.0022">
            <text:p>0.0022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office:value-type="float" office:value="0.0641">
            <text:p>0.0641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table:number-columns-repeated="2" office:value-type="float" office:value="0.001">
            <text:p>0.0010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office:value-type="float" office:value="0.4907">
            <text:p>0.4907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office:value-type="float" office:value="3.3287">
            <text:p>3.3287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018">
            <text:p>0.0018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table:number-columns-repeated="2" office:value-type="float" office:value="0.0008">
            <text:p>0.0008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office:value-type="float" office:value="163.9924">
            <text:p>163.99</text:p>
          </table:table-cell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00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31T00:40:21</dc:date>
    <meta:editing-duration>PT10H04M18S</meta:editing-duration>
    <meta:editing-cycles>15</meta:editing-cycles>
    <meta:generator>OpenOffice.org/3.2$Unix OpenOffice.org_project/320m12$Build-9483</meta:generator>
    <dc:creator>Vilya Harvey</dc:creator>
    <meta:document-statistic meta:table-count="2" meta:cell-count="68" meta:object-count="0"/>
  </office:meta>
</office:document-meta>
</file>